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ntainerEntityManagerFactoryBean.determinePersistenceUnitInfo( PersistenceUnitManager persistenceUni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ContainerEntityManagerFactoryBean.getPersistenceUni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PersistenceXmlLocation( String persistenceXml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PersistenceUnitPostProcessors( PersistenceUnitPostProcessor ...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JtaDataSource( DataSource jt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ContainerEntityManagerFactoryBean.setPersistenceUnitRootLocation( String defaultPersistenceUnitRoo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createNativeEntityManager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ContainerEntityManagerFactory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ContainerEntityManagerFactoryBean.setPersistenceUnitName( @ Nullable String persistenceUni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ContainerEntityManagerFactoryBean.setValidationMode( ValidationMode valid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SharedCacheMode( SharedCacheMode sharedCach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ContainerEntityManagerFactoryBean.setPersistenceUnitManager( PersistenceUnitManager persistenceUni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getPersistenceUni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ContainerEntityManagerFactoryBean.postProcessEntityManagerFactory( EntityManagerFactory emf , PersistenceUnitInfo p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ContainerEntityManagerFactoryBean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getDataSour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ContainerEntityManagerFactoryBean.setMappingResources( String ... mapping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ManagedTypes( PersistenceManagedTypes manag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LoadTimeWeaver( LoadTimeWeaver loadTime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.setPackagesToScan( String ... packagesToSc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